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3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8" style:family="graphic" style:parent-style-name="standard">
      <style:graphic-properties draw:stroke="solid" draw:stroke-dash="Fine_20_Dashed" svg:stroke-width="0.02cm" draw:marker-start-width="0.23cm" draw:marker-end-width="0.23cm" draw:fill="hatch" draw:fill-color="#999999" draw:fill-hatch-name="Black_20_-45_20_Degrees" draw:textarea-horizontal-align="justify" draw:textarea-vertical-align="middle" draw:auto-grow-height="false" fo:padding-top="0.135cm" fo:padding-bottom="0.135cm" fo:padding-left="0.26cm" fo:padding-right="0.26cm"/>
    </style:style>
    <style:style style:name="gr9" style:family="graphic" style:parent-style-name="standard">
      <style:graphic-properties draw:fill="none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3" style:family="graphic" style:parent-style-name="standard">
      <style:graphic-properties draw:fill="hatch" draw:fill-color="#ccccff" draw:fill-hatch-name="Black_20_-45_20_Degrees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Ouhod" style:font-pitch="variable" fo:font-size="10pt" style:font-size-asian="10pt" style:font-size-complex="10pt"/>
    </style:style>
    <style:style style:name="P3" style:family="paragraph">
      <style:paragraph-properties fo:margin-left="0cm" fo:margin-right="0cm" fo:text-align="center" fo:text-indent="0cm"/>
      <style:text-properties fo:font-size="12pt" fo:text-shadow="none" style:font-size-asian="12pt" style:font-size-complex="12pt"/>
    </style:style>
    <style:style style:name="P4" style:family="paragraph">
      <style:paragraph-properties fo:margin-left="0cm" fo:margin-right="0cm" fo:text-align="center" fo:text-indent="0cm"/>
      <style:text-properties fo:font-family="Ouhod" style:font-pitch="variable" fo:font-size="12pt" fo:text-shadow="none" style:font-size-asian="12pt" style:font-size-complex="12pt"/>
    </style:style>
    <style:style style:name="P5" style:family="paragraph">
      <style:paragraph-properties fo:margin-left="0cm" fo:margin-right="0cm" fo:text-align="center" fo:text-indent="0cm"/>
      <style:text-properties fo:font-family="Ouhod" style:font-pitch="variable" fo:font-size="12pt" style:font-size-asian="12pt" style:font-size-complex="12pt"/>
    </style:style>
    <style:style style:name="P6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</style:style>
    <style:style style:name="P9" style:family="paragraph">
      <style:text-properties fo:font-family="Ouhod" style:font-pitch="variable" fo:font-size="12pt" style:font-size-asian="12pt" style:font-size-complex="12pt"/>
    </style:style>
    <style:style style:name="P10" style:family="paragraph">
      <style:paragraph-properties fo:margin-left="0cm" fo:margin-right="0cm" fo:text-align="center" fo:text-indent="0cm"/>
      <style:text-properties fo:font-family="Ouhod" style:font-pitch="variable" fo:font-size="8pt" style:font-size-asian="8pt" style:font-size-complex="8pt"/>
    </style:style>
    <style:style style:name="P11" style:family="paragraph">
      <style:paragraph-properties fo:text-align="start"/>
      <style:text-properties fo:font-family="Ouhod" style:font-pitch="variable" fo:font-size="10pt" style:font-size-asian="10pt" style:font-size-complex="10pt"/>
    </style:style>
    <style:style style:name="P12" style:family="paragraph">
      <style:paragraph-properties fo:margin-left="0cm" fo:margin-right="0cm" fo:text-indent="0cm"/>
      <style:text-properties fo:font-family="Ouhod" style:font-pitch="variable" fo:font-size="12pt" style:font-size-asian="12pt" style:font-size-complex="12pt"/>
    </style:style>
    <style:style style:name="P13" style:family="paragraph">
      <style:paragraph-properties fo:margin-left="0cm" fo:margin-right="0cm" text:enable-numbering="false" fo:text-indent="0cm"/>
      <style:text-properties fo:font-family="Ouhod" style:font-pitch="variable" fo:font-size="12pt" style:font-size-asian="12pt" style:font-size-complex="12pt"/>
    </style:style>
    <style:style style:name="P14" style:family="paragraph">
      <style:paragraph-properties fo:text-align="center"/>
      <style:text-properties fo:font-family="Ouhod" style:font-pitch="variable" fo:font-size="12pt" style:font-size-asian="12pt" style:font-size-complex="12pt"/>
    </style:style>
    <style:style style:name="P15" style:family="paragraph">
      <style:text-properties fo:font-family="Ouhod" style:font-pitch="variable" fo:font-size="8pt" style:font-size-asian="8pt" style:font-size-complex="8pt"/>
    </style:style>
    <style:style style:name="T1" style:family="text">
      <style:text-properties fo:font-family="Ouhod" style:font-pitch="variable" fo:font-size="10pt" style:font-size-asian="10pt" style:font-size-complex="10pt"/>
    </style:style>
    <style:style style:name="T2" style:family="text">
      <style:text-properties fo:font-family="Ouhod" style:font-pitch="variable" fo:font-size="12pt" fo:text-shadow="none" style:font-size-asian="12pt" style:font-size-complex="12pt"/>
    </style:style>
    <style:style style:name="T3" style:family="text">
      <style:text-properties fo:font-family="Ouhod" style:font-pitch="variable" fo:font-size="12pt" style:font-size-asian="12pt" style:font-size-complex="12pt"/>
    </style:style>
    <style:style style:name="T4" style:family="text">
      <style:text-properties fo:font-family="Ouhod" style:font-pitch="variable" fo:font-size="8pt" style:font-size-asian="8pt" style:font-size-complex="8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8cm" svg:height="4cm" svg:x="3.4cm" svg:y="11.8cm">
          <text:p text:style-name="P1"><text:span text:style-name="T1">Flash Translation Layer (FTL)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2679.78032950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815cm" svg:height="0.85cm" svg:x="3.4cm" svg:y="9.25cm">
          <text:p text:style-name="P3"><text:span text:style-name="T2">Virtual File System (VFS)</text:span></text:p>
          <draw:enhanced-geometry svg:viewBox="0 0 21600 21600" draw:path-stretchpoint-x="10800" draw:path-stretchpoint-y="10800" draw:text-areas="?f3 ?f4 ?f5 ?f6" draw:type="round-rectangle" draw:modifiers="54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layer="layout" svg:width="5.815cm" svg:height="0.76cm" svg:x="3.4cm" svg:y="10.5cm">
          <text:p text:style-name="P5"><text:span text:style-name="T3">Flash File System (FFS)</text:span></text:p>
          <draw:enhanced-geometry svg:viewBox="0 0 21600 21600" draw:path-stretchpoint-x="10800" draw:path-stretchpoint-y="10800" draw:text-areas="?f3 ?f4 ?f5 ?f6" draw:type="round-rectangle" draw:modifiers="54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5.815cm" svg:height="0.85cm" svg:x="3.4cm" svg:y="16.25cm">
          <text:p text:style-name="P6"><text:span text:style-name="T3">Device Driver (DD)</text:span></text:p>
          <draw:enhanced-geometry svg:viewBox="0 0 21600 21600" draw:path-stretchpoint-x="10800" draw:path-stretchpoint-y="10800" draw:text-areas="?f3 ?f4 ?f5 ?f6" draw:type="round-rectangle" draw:modifiers="54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5.815cm" svg:height="0.8cm" svg:x="3.4cm" svg:y="17.5cm">
          <text:p text:style-name="P6"><text:span text:style-name="T3">Flash Technology (FT)</text:span></text:p>
          <draw:enhanced-geometry svg:viewBox="0 0 21600 21600" draw:path-stretchpoint-x="10800" draw:path-stretchpoint-y="10800" draw:text-areas="?f3 ?f4 ?f5 ?f6" draw:type="round-rectangle" draw:modifiers="54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7" draw:layer="layout" svg:x1="10.9cm" svg:y1="8cm" svg:x2="10.9cm" svg:y2="18.5cm">
          <text:p text:style-name="P8"/>
        </draw:line>
        <draw:frame draw:style-name="gr4" draw:text-style-name="P9" draw:layer="layout" svg:width="3.186cm" svg:height="0.928cm" svg:x="7.564cm" svg:y="8cm">
          <draw:text-box>
            <text:p text:style-name="P8"><text:span text:style-name="T3">Kernel Space</text:span></text:p>
          </draw:text-box>
        </draw:frame>
        <draw:frame draw:style-name="gr4" draw:text-style-name="P9" draw:layer="layout" svg:width="2.818cm" svg:height="0.928cm" svg:x="11cm" svg:y="8cm">
          <draw:text-box>
            <text:p text:style-name="P8"><text:span text:style-name="T3">User Space</text:span></text:p>
          </draw:text-box>
        </draw:frame>
        <draw:custom-shape draw:style-name="gr1" draw:text-style-name="P2" draw:layer="layout" svg:width="2.75cm" svg:height="1.75cm" svg:x="12.5cm" svg:y="10cm">
          <text:p text:style-name="P2"><text:span text:style-name="T1">Testbench</text:span></text:p>
          <text:p text:style-name="P2"><text:span text:style-name="T1">for Ash FS</text:span></text:p>
          <text:p text:style-name="P2"><text:span text:style-name="T1">(TASH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3.25cm" svg:height="0.382cm" svg:x="9.25cm" svg:y="10.668cm">
          <text:p text:style-name="P8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7" draw:layer="layout" svg:width="0.4cm" svg:height="0.4cm" svg:x="6.1cm" svg:y="10.1cm">
          <text:p text:style-name="P8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7" draw:layer="layout" svg:width="0.4cm" svg:height="0.54cm" svg:x="6.1cm" svg:y="11.26cm">
          <text:p text:style-name="P8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7" draw:layer="layout" svg:width="0.4cm" svg:height="0.45cm" svg:x="6.1cm" svg:y="15.8cm">
          <text:p text:style-name="P8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7" draw:layer="layout" svg:width="0.4cm" svg:height="0.4cm" svg:x="6.1cm" svg:y="17.1cm">
          <text:p text:style-name="P8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layer="layout" svg:width="0.502cm" svg:height="1.038cm" svg:x="5.2cm" svg:y="14.3cm">
          <draw:text-box>
            <text:p text:style-name="P8"/>
          </draw:text-box>
        </draw:frame>
        <draw:custom-shape draw:style-name="gr7" draw:text-style-name="P10" draw:layer="layout" svg:width="2.3cm" svg:height="0.9cm" svg:x="3.9cm" svg:y="12.418cm">
          <text:p text:style-name="P1"><text:span text:style-name="T4">Block</text:span></text:p>
          <text:p text:style-name="P1"><text:span text:style-name="T4">Manager (BM)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draw:layer="layout" svg:width="2.3cm" svg:height="0.9cm" svg:x="6.4cm" svg:y="12.418cm">
          <text:p text:style-name="P1"><text:span text:style-name="T4">Garbage</text:span></text:p>
          <text:p text:style-name="P1"><text:span text:style-name="T4">Collector (GC)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draw:layer="layout" svg:width="2.3cm" svg:height="0.9cm" svg:x="3.9cm" svg:y="13.518cm">
          <text:p text:style-name="P1"><text:span text:style-name="T4">Wear</text:span></text:p>
          <text:p text:style-name="P1"><text:span text:style-name="T4">Leveler (WL)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draw:layer="layout" svg:width="2.3cm" svg:height="0.9cm" svg:x="6.4cm" svg:y="13.518cm">
          <text:p text:style-name="P1"><text:span text:style-name="T4">Error</text:span></text:p>
          <text:p text:style-name="P1"><text:span text:style-name="T4">Fixer (EF)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2.3cm" svg:height="0.9cm" svg:x="3.9cm" svg:y="14.618cm">
          <text:p text:style-name="P10"><text:span text:style-name="T4">Compression</text:span></text:p>
          <text:p text:style-name="P10"><text:span text:style-name="T4">System (CS)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2.3cm" svg:height="0.9cm" svg:x="6.4cm" svg:y="14.618cm">
          <text:p text:style-name="P10"><text:span text:style-name="T4">Security</text:span></text:p>
          <text:p text:style-name="P10"><text:span text:style-name="T4">System (SS)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6.6cm" svg:height="4cm" svg:x="11.7cm" svg:y="13.7cm">
          <text:p text:style-name="P8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9" draw:layer="layout" svg:width="6.416cm" svg:height="3.636cm" svg:x="12cm" svg:y="13.864cm">
          <draw:text-box>
            <text:p text:style-name="P12">Legend:</text:p>
            <text:p text:style-name="P13"><text:s text:c="3"/>- existing environment</text:p>
            <text:p text:style-name="P13"><text:s text:c="3"/>- Ash FS components</text:p>
            <text:p text:style-name="P13"><text:s text:c="3"/>- basic components for FTL</text:p>
            <text:p text:style-name="P13"><text:s text:c="3"/>- optional implementation</text:p>
          </draw:text-box>
        </draw:frame>
        <draw:custom-shape draw:style-name="gr10" draw:text-style-name="P14" draw:layer="layout" svg:width="0.3cm" svg:height="0.3cm" svg:x="12.2cm" svg:y="14.9cm">
          <text:p text:style-name="P8"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3cm" svg:height="0.3cm" svg:x="12.2cm" svg:y="15.6cm">
          <text:p text:style-name="P8"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0.3cm" svg:height="0.3cm" svg:x="12.2cm" svg:y="16.2cm">
          <text:p text:style-name="P8"/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0.3cm" svg:height="0.3cm" svg:x="12.2cm" svg:y="16.9cm">
          <text:p text:style-name="P8"/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16.03cm" svg:height="1.157cm" svg:x="2.8cm" svg:y="18.8cm">
          <draw:text-box>
            <text:p text:style-name="P12"><text:span text:style-name="T5">1. The Compression System consists in running a simple algorithm over the data, such as ZIP, at the cost of speed.</text:span></text:p>
            <text:p text:style-name="P12"><text:span text:style-name="T5">2. The Security System implementation applies public key cryptography to the data, before storing it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ack_20_90_20_Degrees" draw:display-name="Black 90 Degrees" draw:style="single" draw:color="#000000" draw:distance="0.102cm" draw:rotation="900"/>
    <draw:hatch draw:name="Blue_20_Crossed_20_0_20_Degrees" draw:display-name="Blue Crossed 0 Degrees" draw:style="double" draw:color="#000080" draw:distance="0.076cm" draw:rotation="900"/>
    <draw:hatch draw:name="Blue_20_Triple_20_90_20_Degrees" draw:display-name="Blue Triple 90 Degrees" draw:style="triple" draw:color="#0000ff" draw:distance="0.102cm" draw:rotation="900"/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10-22T00:47:25</meta:creation-date>
    <dc:date>2008-10-22T01:52:19</dc:date>
    <meta:editing-cycles>8</meta:editing-cycles>
    <meta:editing-duration>PT49M44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